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90000025859377181E41FBFCB.png" manifest:media-type="image/png"/>
  <manifest:file-entry manifest:full-path="Pictures/100000000000025900000258489179D23E77E95F.png" manifest:media-type="image/png"/>
  <manifest:file-entry manifest:full-path="Pictures/100000000000025900000258B7A358A6831CC5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stroke-dash="Dashed_20__28_var_29_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3.15cm, 3.15cm, 3.15cm, 3.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4" style:family="graphic" style:parent-style-name="Object_20_with_20_no_20_fill_20_and_20_no_20_line">
      <style:graphic-properties draw:stroke="dash" draw:stroke-dash="Dashed_20__28_var_29_" svg:stroke-width="0.053cm" svg:stroke-color="#99ccff" draw:marker-start-width="0.359cm" draw:marker-end-width="0.359cm" draw:fill="none" draw:textarea-vertical-align="middle" draw:color-mode="standard" draw:luminance="0%" draw:contrast="0%" draw:gamma="100%" draw:red="0%" draw:green="0%" draw:blue="0%" fo:clip="rect(3.15cm, 3.15cm, 3.15cm, 3.15cm)" draw:image-opacity="100%" style:mirror="none"/>
    </style:style>
    <style:style style:name="gr5" style:family="graphic" style:parent-style-name="Object_20_with_20_no_20_fill_20_and_20_no_20_line">
      <style:graphic-properties draw:stroke="dash" draw:stroke-dash="Dashed_20__28_var_29_" svg:stroke-width="0.053cm" svg:stroke-color="#99ccff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2.362cm, 2.362cm)" draw:image-opacity="100%" style:mirror="none"/>
    </style:style>
    <style:style style:name="gr6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1.926cm" fo:min-width="3.828cm"/>
    </style:style>
    <style:style style:name="gr7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2.138cm" fo:min-width="3.582cm"/>
    </style:style>
    <style:style style:name="gr8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1.926cm" fo:min-width="3.828cm"/>
    </style:style>
    <style:style style:name="gr9" style:family="graphic" style:parent-style-name="Object_20_with_20_no_20_fill_20_and_20_no_20_line">
      <style:graphic-properties draw:stroke="none" draw:stroke-dash="Dashed_20__28_var_29_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3.937cm, 3.937cm)" draw:image-opacity="100%" style:mirror="none"/>
    </style:style>
    <style:style style:name="gr10" style:family="graphic" style:parent-style-name="Object_20_with_20_no_20_fill_20_and_20_no_20_line">
      <style:graphic-properties draw:stroke="dash" draw:stroke-dash="Dashed_20__28_var_29_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3.937cm, 2.362cm, 2.362cm, 3.937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5.1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8.768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1.167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4.138cm"/>
    </style:style>
    <style:style style:name="gr15" style:family="graphic" style:parent-style-name="Object_20_with_20_no_20_fill_20_and_20_no_20_line">
      <style:graphic-properties draw:stroke="dash" draw:stroke-dash="Dashed_20__28_var_29_" svg:stroke-width="0.053cm" svg:stroke-color="#cc3300" draw:marker-start-width="0.279cm" draw:marker-end-width="0.279cm" draw:fill="none" draw:textarea-vertical-align="middle" draw:color-mode="standard" draw:luminance="0%" draw:contrast="0%" draw:gamma="100%" draw:red="0%" draw:green="0%" draw:blue="0%" fo:clip="rect(2.362cm, 2.362cm, 3.937cm, 3.937cm)" draw:image-opacity="0%" style:mirror="none"/>
    </style:style>
    <style:style style:name="gr16" style:family="graphic" style:parent-style-name="standard">
      <style:graphic-properties svg:stroke-color="#cc3300" draw:fill-color="#ff9900" draw:textarea-horizontal-align="justify" draw:textarea-vertical-align="middle" draw:auto-grow-height="false" fo:min-height="0.258cm" fo:min-width="0.6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22cm" svg:height="5.312cm" svg:x="1.093cm" svg:y="1.09cm">
          <draw:image xlink:href="Pictures/100000000000025900000258B7A358A6831CC5B9.png" xlink:type="simple" xlink:show="embed" xlink:actuate="onLoad">
            <text:p/>
          </draw:image>
        </draw:frame>
        <draw:frame draw:style-name="gr2" draw:text-style-name="P1" draw:layer="layout" svg:width="3.27cm" svg:height="3.269cm" svg:x="19.166cm" svg:y="2.171cm">
          <draw:image xlink:href="Pictures/100000000000025900000258B7A358A6831CC5B9.png" xlink:type="simple" xlink:show="embed" xlink:actuate="onLoad">
            <text:p/>
          </draw:image>
        </draw:frame>
        <draw:frame draw:style-name="gr3" draw:text-style-name="P1" draw:layer="layout" svg:width="5.321cm" svg:height="5.313cm" svg:x="8.467cm" svg:y="1.112cm">
          <draw:image xlink:href="Pictures/10000000000002590000025859377181E41FBFCB.png" xlink:type="simple" xlink:show="embed" xlink:actuate="onLoad">
            <text:p/>
          </draw:image>
        </draw:frame>
        <draw:frame draw:style-name="gr4" draw:text-style-name="P1" draw:layer="layout" svg:width="3.269cm" svg:height="3.269cm" svg:x="9.536cm" svg:y="2.204cm">
          <draw:image xlink:href="Pictures/100000000000025900000258489179D23E77E95F.png" xlink:type="simple" xlink:show="embed" xlink:actuate="onLoad">
            <text:p/>
          </draw:image>
        </draw:frame>
        <draw:frame draw:style-name="gr1" draw:text-style-name="P1" draw:layer="layout" svg:width="5.321cm" svg:height="5.313cm" svg:x="1cm" svg:y="7.241cm">
          <draw:image xlink:href="Pictures/100000000000025900000258B7A358A6831CC5B9.png" xlink:type="simple" xlink:show="embed" xlink:actuate="onLoad">
            <text:p/>
          </draw:image>
        </draw:frame>
        <draw:frame draw:style-name="gr3" draw:text-style-name="P1" draw:layer="layout" svg:width="5.321cm" svg:height="5.312cm" svg:x="8.447cm" svg:y="7.243cm">
          <draw:image xlink:href="Pictures/100000000000025900000258B7A358A6831CC5B9.png" xlink:type="simple" xlink:show="embed" xlink:actuate="onLoad">
            <text:p/>
          </draw:image>
        </draw:frame>
        <draw:frame draw:style-name="gr5" draw:text-style-name="P1" draw:layer="layout" svg:width="3.815cm" svg:height="3.782cm" svg:x="9.2cm" svg:y="8.01cm">
          <draw:image xlink:href="Pictures/100000000000025900000258B7A358A6831CC5B9.png" xlink:type="simple" xlink:show="embed" xlink:actuate="onLoad">
            <text:p/>
          </draw:image>
        </draw:frame>
        <draw:frame draw:style-name="gr1" draw:text-style-name="P1" draw:layer="layout" svg:width="5.321cm" svg:height="5.311cm" draw:transform="skewX (0.000174532925199351) rotate (-0.811403569252164) translate (20.927cm 6.097cm)">
          <draw:image xlink:href="Pictures/100000000000025900000258B7A358A6831CC5B9.png" xlink:type="simple" xlink:show="embed" xlink:actuate="onLoad">
            <text:p/>
          </draw:image>
        </draw:frame>
        <draw:custom-shape draw:style-name="gr6" draw:text-style-name="P2" draw:layer="layout" svg:width="4.328cm" svg:height="2.176cm" svg:x="18.677cm" svg:y="6.0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82cm" svg:height="2.388cm" draw:transform="rotate (1.5707963267949) translate (22.524cm 12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328cm" svg:height="2.176cm" svg:x="18.677cm" svg:y="11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82cm" svg:height="2.388cm" draw:transform="rotate (1.5707963267949) translate (16.97cm 12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3.269cm" svg:height="3.269cm" svg:x="15.279cm" svg:y="8.266cm">
          <draw:image xlink:href="Pictures/100000000000025900000258B7A358A6831CC5B9.png" xlink:type="simple" xlink:show="embed" xlink:actuate="onLoad">
            <text:p/>
          </draw:image>
        </draw:frame>
        <draw:frame draw:style-name="gr10" draw:text-style-name="P1" draw:layer="layout" svg:width="3.269cm" svg:height="3.269cm" svg:x="23.357cm" svg:y="8.266cm">
          <draw:image xlink:href="Pictures/100000000000025900000258B7A358A6831CC5B9.png" xlink:type="simple" xlink:show="embed" xlink:actuate="onLoad">
            <text:p/>
          </draw:image>
        </draw:frame>
        <draw:frame draw:style-name="gr11" draw:text-style-name="P3" draw:layer="layout" svg:width="5.613cm" svg:height="1.214cm" svg:x="18.629cm" svg:y="1.2cm">
          <draw:text-box>
            <text:p>Testing Image</text:p>
          </draw:text-box>
        </draw:frame>
        <draw:frame draw:style-name="gr12" draw:text-style-name="P3" draw:layer="layout" svg:width="9.268cm" svg:height="1.214cm" svg:x="17.447cm" svg:y="7.285cm">
          <draw:text-box>
            <text:p>Training Image Samples</text:p>
          </draw:text-box>
        </draw:frame>
        <draw:custom-shape draw:style-name="gr13" draw:text-style-name="P4" draw:layer="layout" svg:width="1.905cm" svg:height="1.016cm" svg:x="6.461cm" svg:y="3.4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5.3cm" svg:height="1.016cm" svg:x="13.861cm" svg:y="3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" draw:layer="layout" svg:width="3.269cm" svg:height="3.269cm" svg:x="9.68cm" svg:y="8.067cm">
          <draw:image xlink:href="Pictures/100000000000025900000258B7A358A6831CC5B9.png" xlink:type="simple" xlink:show="embed" xlink:actuate="onLoad">
            <text:p/>
          </draw:image>
        </draw:frame>
        <draw:frame draw:style-name="gr15" draw:text-style-name="P1" draw:layer="layout" svg:width="3.269cm" svg:height="3.269cm" svg:x="9.281cm" svg:y="8.468cm">
          <draw:image xlink:href="Pictures/100000000000025900000258B7A358A6831CC5B9.png" xlink:type="simple" xlink:show="embed" xlink:actuate="onLoad">
            <text:p/>
          </draw:image>
        </draw:frame>
        <draw:frame draw:style-name="gr15" draw:text-style-name="P1" draw:layer="layout" svg:width="3.269cm" svg:height="3.269cm" svg:x="9.482cm" svg:y="8.169cm">
          <draw:image xlink:href="Pictures/100000000000025900000258B7A358A6831CC5B9.png" xlink:type="simple" xlink:show="embed" xlink:actuate="onLoad">
            <text:p/>
          </draw:image>
        </draw:frame>
        <draw:custom-shape draw:style-name="gr13" draw:text-style-name="P4" draw:layer="layout" svg:width="1.905cm" svg:height="1.016cm" svg:x="6.461cm" svg:y="9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1.363cm" svg:height="1.016cm" svg:x="13.827cm" svg:y="9.2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5:20:17.718784461</meta:creation-date>
    <meta:editing-duration>PT21M31S</meta:editing-duration>
    <meta:editing-cycles>5</meta:editing-cycles>
    <meta:generator>LibreOffice/5.1.6.2$Linux_X86_64 LibreOffice_project/10m0$Build-2</meta:generator>
    <dc:date>2018-08-30T16:02:10.174867391</dc:date>
    <meta:document-statistic meta:object-count="23"/>
  </office:meta>
</office:document-meta>
</file>